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row table:style-name="ro1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visão de FUP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dra, Papel, Tesoura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a Bancária Simple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rtão RU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a Bancária com Extrat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valiação do RU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enda Simple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edido via Internet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ta Bancária Controlador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ssão de Cinema</text:p>
          </table:table-cell>
          <table:table-cell/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13:17:12.831197945</meta:creation-date>
    <dc:date>2023-05-01T13:19:40.736988543</dc:date>
    <meta:editing-duration>PT2M28S</meta:editing-duration>
    <meta:editing-cycles>1</meta:editing-cycles>
    <meta:document-statistic meta:table-count="1" meta:cell-count="26" meta:object-count="0"/>
    <meta:generator>LibreOffice/7.3.7.2$Linux_X86_64 LibreOffice_project/30$Build-2</meta:generator>
  </office:meta>
</office:document-meta>
</file>